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921253" calcext:value-type="float">
            <text:p>0.96921253</text:p>
          </table:table-cell>
          <table:table-cell office:value-type="float" office:value="0.00166949" calcext:value-type="float">
            <text:p>0.00166949</text:p>
          </table:table-cell>
          <table:table-cell office:value-type="float" office:value="0.00809847" calcext:value-type="float">
            <text:p>0.00809847</text:p>
          </table:table-cell>
          <table:table-cell office:value-type="float" office:value="0.02101952" calcext:value-type="float">
            <text:p>0.02101952</text:p>
          </table:table-cell>
          <table:table-cell office:value-type="float" office:value="0.01625328" calcext:value-type="float">
            <text:p>0.01625328</text:p>
          </table:table-cell>
          <table:table-cell office:value-type="float" office:value="0.93224191" calcext:value-type="float">
            <text:p>0.93224191</text:p>
          </table:table-cell>
          <table:table-cell office:value-type="float" office:value="0.00000000000316" calcext:value-type="float">
            <text:p>3.16E-12</text:p>
          </table:table-cell>
          <table:table-cell office:value-type="float" office:value="0.0515048" calcext:value-type="float">
            <text:p>0.0515048</text:p>
          </table:table-cell>
          <table:table-cell office:value-type="float" office:value="0.01800093" calcext:value-type="float">
            <text:p>0.01800093</text:p>
          </table:table-cell>
          <table:table-cell office:value-type="float" office:value="0.00000000004824" calcext:value-type="float">
            <text:p>4.82E-11</text:p>
          </table:table-cell>
          <table:table-cell office:value-type="float" office:value="0.89597432" calcext:value-type="float">
            <text:p>0.89597432</text:p>
          </table:table-cell>
          <table:table-cell office:value-type="float" office:value="0.08602475" calcext:value-type="float">
            <text:p>0.086024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718671" calcext:value-type="float">
            <text:p>0.96718671</text:p>
          </table:table-cell>
          <table:table-cell office:value-type="float" office:value="0.0017267" calcext:value-type="float">
            <text:p>0.0017267</text:p>
          </table:table-cell>
          <table:table-cell office:value-type="float" office:value="0.00882191" calcext:value-type="float">
            <text:p>0.00882191</text:p>
          </table:table-cell>
          <table:table-cell office:value-type="float" office:value="0.02226469" calcext:value-type="float">
            <text:p>0.02226469</text:p>
          </table:table-cell>
          <table:table-cell office:value-type="float" office:value="0.01567135" calcext:value-type="float">
            <text:p>0.01567135</text:p>
          </table:table-cell>
          <table:table-cell office:value-type="float" office:value="0.93161589" calcext:value-type="float">
            <text:p>0.93161589</text:p>
          </table:table-cell>
          <table:table-cell office:value-type="float" office:value="0.000000000003326" calcext:value-type="float">
            <text:p>3.33E-12</text:p>
          </table:table-cell>
          <table:table-cell office:value-type="float" office:value="0.05271276" calcext:value-type="float">
            <text:p>0.05271276</text:p>
          </table:table-cell>
          <table:table-cell office:value-type="float" office:value="0.01655458" calcext:value-type="float">
            <text:p>0.01655458</text:p>
          </table:table-cell>
          <table:table-cell office:value-type="float" office:value="0.00000000004598" calcext:value-type="float">
            <text:p>4.60E-11</text:p>
          </table:table-cell>
          <table:table-cell office:value-type="float" office:value="0.89947055" calcext:value-type="float">
            <text:p>0.89947055</text:p>
          </table:table-cell>
          <table:table-cell office:value-type="float" office:value="0.08397486" calcext:value-type="float">
            <text:p>0.083974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4985" calcext:value-type="float">
            <text:p>0.964985</text:p>
          </table:table-cell>
          <table:table-cell office:value-type="float" office:value="0.0017849" calcext:value-type="float">
            <text:p>0.0017849</text:p>
          </table:table-cell>
          <table:table-cell office:value-type="float" office:value="0.00959091" calcext:value-type="float">
            <text:p>0.00959091</text:p>
          </table:table-cell>
          <table:table-cell office:value-type="float" office:value="0.02363918" calcext:value-type="float">
            <text:p>0.02363918</text:p>
          </table:table-cell>
          <table:table-cell office:value-type="float" office:value="0.01511248" calcext:value-type="float">
            <text:p>0.01511248</text:p>
          </table:table-cell>
          <table:table-cell office:value-type="float" office:value="0.93079335" calcext:value-type="float">
            <text:p>0.93079335</text:p>
          </table:table-cell>
          <table:table-cell office:value-type="float" office:value="0.000000000003495" calcext:value-type="float">
            <text:p>3.50E-12</text:p>
          </table:table-cell>
          <table:table-cell office:value-type="float" office:value="0.05409418" calcext:value-type="float">
            <text:p>0.05409418</text:p>
          </table:table-cell>
          <table:table-cell office:value-type="float" office:value="0.01524328" calcext:value-type="float">
            <text:p>0.01524328</text:p>
          </table:table-cell>
          <table:table-cell office:value-type="float" office:value="0.00000000004387" calcext:value-type="float">
            <text:p>4.39E-11</text:p>
          </table:table-cell>
          <table:table-cell office:value-type="float" office:value="0.90247282" calcext:value-type="float">
            <text:p>0.90247282</text:p>
          </table:table-cell>
          <table:table-cell office:value-type="float" office:value="0.0822839" calcext:value-type="float">
            <text:p>0.08228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259263" calcext:value-type="float">
            <text:p>0.96259263</text:p>
          </table:table-cell>
          <table:table-cell office:value-type="float" office:value="0.00184403" calcext:value-type="float">
            <text:p>0.00184403</text:p>
          </table:table-cell>
          <table:table-cell office:value-type="float" office:value="0.0104061" calcext:value-type="float">
            <text:p>0.0104061</text:p>
          </table:table-cell>
          <table:table-cell office:value-type="float" office:value="0.02515724" calcext:value-type="float">
            <text:p>0.02515724</text:p>
          </table:table-cell>
          <table:table-cell office:value-type="float" office:value="0.01457551" calcext:value-type="float">
            <text:p>0.01457551</text:p>
          </table:table-cell>
          <table:table-cell office:value-type="float" office:value="0.92976401" calcext:value-type="float">
            <text:p>0.92976401</text:p>
          </table:table-cell>
          <table:table-cell office:value-type="float" office:value="0.000000000003667" calcext:value-type="float">
            <text:p>3.67E-12</text:p>
          </table:table-cell>
          <table:table-cell office:value-type="float" office:value="0.05566049" calcext:value-type="float">
            <text:p>0.05566049</text:p>
          </table:table-cell>
          <table:table-cell office:value-type="float" office:value="0.01405374" calcext:value-type="float">
            <text:p>0.01405374</text:p>
          </table:table-cell>
          <table:table-cell office:value-type="float" office:value="0.00000000004189" calcext:value-type="float">
            <text:p>4.19E-11</text:p>
          </table:table-cell>
          <table:table-cell office:value-type="float" office:value="0.90501114" calcext:value-type="float">
            <text:p>0.90501114</text:p>
          </table:table-cell>
          <table:table-cell office:value-type="float" office:value="0.08093512" calcext:value-type="float">
            <text:p>0.080935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999328" calcext:value-type="float">
            <text:p>0.95999328</text:p>
          </table:table-cell>
          <table:table-cell office:value-type="float" office:value="0.00190401" calcext:value-type="float">
            <text:p>0.00190401</text:p>
          </table:table-cell>
          <table:table-cell office:value-type="float" office:value="0.0112678" calcext:value-type="float">
            <text:p>0.0112678</text:p>
          </table:table-cell>
          <table:table-cell office:value-type="float" office:value="0.02683491" calcext:value-type="float">
            <text:p>0.02683491</text:p>
          </table:table-cell>
          <table:table-cell office:value-type="float" office:value="0.01405932" calcext:value-type="float">
            <text:p>0.01405932</text:p>
          </table:table-cell>
          <table:table-cell office:value-type="float" office:value="0.9285159" calcext:value-type="float">
            <text:p>0.9285159</text:p>
          </table:table-cell>
          <table:table-cell office:value-type="float" office:value="0.00000000000384" calcext:value-type="float">
            <text:p>3.84E-12</text:p>
          </table:table-cell>
          <table:table-cell office:value-type="float" office:value="0.05742478" calcext:value-type="float">
            <text:p>0.05742478</text:p>
          </table:table-cell>
          <table:table-cell office:value-type="float" office:value="0.01297397" calcext:value-type="float">
            <text:p>0.01297397</text:p>
          </table:table-cell>
          <table:table-cell office:value-type="float" office:value="0.00000000004004" calcext:value-type="float">
            <text:p>4.00E-11</text:p>
          </table:table-cell>
          <table:table-cell office:value-type="float" office:value="0.90711078" calcext:value-type="float">
            <text:p>0.90711078</text:p>
          </table:table-cell>
          <table:table-cell office:value-type="float" office:value="0.07991525" calcext:value-type="float">
            <text:p>0.079915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716895" calcext:value-type="float">
            <text:p>0.95716895</text:p>
          </table:table-cell>
          <table:table-cell office:value-type="float" office:value="0.00196476" calcext:value-type="float">
            <text:p>0.00196476</text:p>
          </table:table-cell>
          <table:table-cell office:value-type="float" office:value="0.01217598" calcext:value-type="float">
            <text:p>0.01217598</text:p>
          </table:table-cell>
          <table:table-cell office:value-type="float" office:value="0.02869031" calcext:value-type="float">
            <text:p>0.02869031</text:p>
          </table:table-cell>
          <table:table-cell office:value-type="float" office:value="0.01356285" calcext:value-type="float">
            <text:p>0.01356285</text:p>
          </table:table-cell>
          <table:table-cell office:value-type="float" office:value="0.92703521" calcext:value-type="float">
            <text:p>0.92703521</text:p>
          </table:table-cell>
          <table:table-cell office:value-type="float" office:value="0.000000000004015" calcext:value-type="float">
            <text:p>4.02E-12</text:p>
          </table:table-cell>
          <table:table-cell office:value-type="float" office:value="0.05940193" calcext:value-type="float">
            <text:p>0.05940193</text:p>
          </table:table-cell>
          <table:table-cell office:value-type="float" office:value="0.01199314" calcext:value-type="float">
            <text:p>0.01199314</text:p>
          </table:table-cell>
          <table:table-cell office:value-type="float" office:value="0.0000000000383" calcext:value-type="float">
            <text:p>3.83E-11</text:p>
          </table:table-cell>
          <table:table-cell office:value-type="float" office:value="0.90879245" calcext:value-type="float">
            <text:p>0.90879245</text:p>
          </table:table-cell>
          <table:table-cell office:value-type="float" office:value="0.07921441" calcext:value-type="float">
            <text:p>0.079214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409975" calcext:value-type="float">
            <text:p>0.95409975</text:p>
          </table:table-cell>
          <table:table-cell office:value-type="float" office:value="0.00202619" calcext:value-type="float">
            <text:p>0.00202619</text:p>
          </table:table-cell>
          <table:table-cell office:value-type="float" office:value="0.01313024" calcext:value-type="float">
            <text:p>0.01313024</text:p>
          </table:table-cell>
          <table:table-cell office:value-type="float" office:value="0.03074383" calcext:value-type="float">
            <text:p>0.03074383</text:p>
          </table:table-cell>
          <table:table-cell office:value-type="float" office:value="0.01308506" calcext:value-type="float">
            <text:p>0.01308506</text:p>
          </table:table-cell>
          <table:table-cell office:value-type="float" office:value="0.92530613" calcext:value-type="float">
            <text:p>0.92530613</text:p>
          </table:table-cell>
          <table:table-cell office:value-type="float" office:value="0.000000000004191" calcext:value-type="float">
            <text:p>4.19E-12</text:p>
          </table:table-cell>
          <table:table-cell office:value-type="float" office:value="0.06160881" calcext:value-type="float">
            <text:p>0.06160881</text:p>
          </table:table-cell>
          <table:table-cell office:value-type="float" office:value="0.01110148" calcext:value-type="float">
            <text:p>0.01110148</text:p>
          </table:table-cell>
          <table:table-cell office:value-type="float" office:value="0.00000000003668" calcext:value-type="float">
            <text:p>3.67E-11</text:p>
          </table:table-cell>
          <table:table-cell office:value-type="float" office:value="0.91007251" calcext:value-type="float">
            <text:p>0.91007251</text:p>
          </table:table-cell>
          <table:table-cell office:value-type="float" office:value="0.07882601" calcext:value-type="float">
            <text:p>0.078826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07636" calcext:value-type="float">
            <text:p>0.9507636</text:p>
          </table:table-cell>
          <table:table-cell office:value-type="float" office:value="0.00208818" calcext:value-type="float">
            <text:p>0.00208818</text:p>
          </table:table-cell>
          <table:table-cell office:value-type="float" office:value="0.01412973" calcext:value-type="float">
            <text:p>0.01412973</text:p>
          </table:table-cell>
          <table:table-cell office:value-type="float" office:value="0.03301849" calcext:value-type="float">
            <text:p>0.03301849</text:p>
          </table:table-cell>
          <table:table-cell office:value-type="float" office:value="0.01262494" calcext:value-type="float">
            <text:p>0.01262494</text:p>
          </table:table-cell>
          <table:table-cell office:value-type="float" office:value="0.92331064" calcext:value-type="float">
            <text:p>0.92331064</text:p>
          </table:table-cell>
          <table:table-cell office:value-type="float" office:value="0.000000000004366" calcext:value-type="float">
            <text:p>4.37E-12</text:p>
          </table:table-cell>
          <table:table-cell office:value-type="float" office:value="0.06406442" calcext:value-type="float">
            <text:p>0.06406442</text:p>
          </table:table-cell>
          <table:table-cell office:value-type="float" office:value="0.01029018" calcext:value-type="float">
            <text:p>0.01029018</text:p>
          </table:table-cell>
          <table:table-cell office:value-type="float" office:value="0.00000000003516" calcext:value-type="float">
            <text:p>3.52E-11</text:p>
          </table:table-cell>
          <table:table-cell office:value-type="float" office:value="0.91096312" calcext:value-type="float">
            <text:p>0.91096312</text:p>
          </table:table-cell>
          <table:table-cell office:value-type="float" office:value="0.0787467" calcext:value-type="float">
            <text:p>0.07874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7136" calcext:value-type="float">
            <text:p>0.947136</text:p>
          </table:table-cell>
          <table:table-cell office:value-type="float" office:value="0.0021506" calcext:value-type="float">
            <text:p>0.0021506</text:p>
          </table:table-cell>
          <table:table-cell office:value-type="float" office:value="0.01517314" calcext:value-type="float">
            <text:p>0.01517314</text:p>
          </table:table-cell>
          <table:table-cell office:value-type="float" office:value="0.03554026" calcext:value-type="float">
            <text:p>0.03554026</text:p>
          </table:table-cell>
          <table:table-cell office:value-type="float" office:value="0.01218151" calcext:value-type="float">
            <text:p>0.01218151</text:p>
          </table:table-cell>
          <table:table-cell office:value-type="float" office:value="0.92102835" calcext:value-type="float">
            <text:p>0.92102835</text:p>
          </table:table-cell>
          <table:table-cell office:value-type="float" office:value="0.000000000004541" calcext:value-type="float">
            <text:p>4.54E-12</text:p>
          </table:table-cell>
          <table:table-cell office:value-type="float" office:value="0.06679014" calcext:value-type="float">
            <text:p>0.06679014</text:p>
          </table:table-cell>
          <table:table-cell office:value-type="float" office:value="0.00955133" calcext:value-type="float">
            <text:p>0.00955133</text:p>
          </table:table-cell>
          <table:table-cell office:value-type="float" office:value="0.00000000003374" calcext:value-type="float">
            <text:p>3.37E-11</text:p>
          </table:table-cell>
          <table:table-cell office:value-type="float" office:value="0.91147234" calcext:value-type="float">
            <text:p>0.91147234</text:p>
          </table:table-cell>
          <table:table-cell office:value-type="float" office:value="0.07897633" calcext:value-type="float">
            <text:p>0.078976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31897" calcext:value-type="float">
            <text:p>0.9431897</text:p>
          </table:table-cell>
          <table:table-cell office:value-type="float" office:value="0.00221332" calcext:value-type="float">
            <text:p>0.00221332</text:p>
          </table:table-cell>
          <table:table-cell office:value-type="float" office:value="0.01625859" calcext:value-type="float">
            <text:p>0.01625859</text:p>
          </table:table-cell>
          <table:table-cell office:value-type="float" office:value="0.03833839" calcext:value-type="float">
            <text:p>0.03833839</text:p>
          </table:table-cell>
          <table:table-cell office:value-type="float" office:value="0.01175384" calcext:value-type="float">
            <text:p>0.01175384</text:p>
          </table:table-cell>
          <table:table-cell office:value-type="float" office:value="0.91843621" calcext:value-type="float">
            <text:p>0.91843621</text:p>
          </table:table-cell>
          <table:table-cell office:value-type="float" office:value="0.000000000004715" calcext:value-type="float">
            <text:p>4.72E-12</text:p>
          </table:table-cell>
          <table:table-cell office:value-type="float" office:value="0.06980995" calcext:value-type="float">
            <text:p>0.06980995</text:p>
          </table:table-cell>
          <table:table-cell office:value-type="float" office:value="0.00887781" calcext:value-type="float">
            <text:p>0.00887781</text:p>
          </table:table-cell>
          <table:table-cell office:value-type="float" office:value="0.00000000003241" calcext:value-type="float">
            <text:p>3.24E-11</text:p>
          </table:table-cell>
          <table:table-cell office:value-type="float" office:value="0.91160416" calcext:value-type="float">
            <text:p>0.91160416</text:p>
          </table:table-cell>
          <table:table-cell office:value-type="float" office:value="0.07951802" calcext:value-type="float">
            <text:p>0.079518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3889436" calcext:value-type="float">
            <text:p>0.93889436</text:p>
          </table:table-cell>
          <table:table-cell office:value-type="float" office:value="0.00227617" calcext:value-type="float">
            <text:p>0.00227617</text:p>
          </table:table-cell>
          <table:table-cell office:value-type="float" office:value="0.01738362" calcext:value-type="float">
            <text:p>0.01738362</text:p>
          </table:table-cell>
          <table:table-cell office:value-type="float" office:value="0.04144585" calcext:value-type="float">
            <text:p>0.04144585</text:p>
          </table:table-cell>
          <table:table-cell office:value-type="float" office:value="0.01134099" calcext:value-type="float">
            <text:p>0.01134099</text:p>
          </table:table-cell>
          <table:table-cell office:value-type="float" office:value="0.91550834" calcext:value-type="float">
            <text:p>0.91550834</text:p>
          </table:table-cell>
          <table:table-cell office:value-type="float" office:value="0.000000000004886" calcext:value-type="float">
            <text:p>4.89E-12</text:p>
          </table:table-cell>
          <table:table-cell office:value-type="float" office:value="0.07315067" calcext:value-type="float">
            <text:p>0.07315067</text:p>
          </table:table-cell>
          <table:table-cell office:value-type="float" office:value="0.00826322" calcext:value-type="float">
            <text:p>0.00826322</text:p>
          </table:table-cell>
          <table:table-cell office:value-type="float" office:value="0.00000000003117" calcext:value-type="float">
            <text:p>3.12E-11</text:p>
          </table:table-cell>
          <table:table-cell office:value-type="float" office:value="0.91135858" calcext:value-type="float">
            <text:p>0.91135858</text:p>
          </table:table-cell>
          <table:table-cell office:value-type="float" office:value="0.0803782" calcext:value-type="float">
            <text:p>0.08037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421614" calcext:value-type="float">
            <text:p>0.93421614</text:p>
          </table:table-cell>
          <table:table-cell office:value-type="float" office:value="0.00233895" calcext:value-type="float">
            <text:p>0.00233895</text:p>
          </table:table-cell>
          <table:table-cell office:value-type="float" office:value="0.01854512" calcext:value-type="float">
            <text:p>0.01854512</text:p>
          </table:table-cell>
          <table:table-cell office:value-type="float" office:value="0.04489978" calcext:value-type="float">
            <text:p>0.04489978</text:p>
          </table:table-cell>
          <table:table-cell office:value-type="float" office:value="0.01094208" calcext:value-type="float">
            <text:p>0.01094208</text:p>
          </table:table-cell>
          <table:table-cell office:value-type="float" office:value="0.91221571" calcext:value-type="float">
            <text:p>0.91221571</text:p>
          </table:table-cell>
          <table:table-cell office:value-type="float" office:value="0.000000000005055" calcext:value-type="float">
            <text:p>5.06E-12</text:p>
          </table:table-cell>
          <table:table-cell office:value-type="float" office:value="0.07684221" calcext:value-type="float">
            <text:p>0.07684221</text:p>
          </table:table-cell>
          <table:table-cell office:value-type="float" office:value="0.00770179" calcext:value-type="float">
            <text:p>0.00770179</text:p>
          </table:table-cell>
          <table:table-cell office:value-type="float" office:value="0.00000000003" calcext:value-type="float">
            <text:p>3.00E-11</text:p>
          </table:table-cell>
          <table:table-cell office:value-type="float" office:value="0.91073149" calcext:value-type="float">
            <text:p>0.91073149</text:p>
          </table:table-cell>
          <table:table-cell office:value-type="float" office:value="0.08156672" calcext:value-type="float">
            <text:p>0.081566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911733" calcext:value-type="float">
            <text:p>0.92911733</text:p>
          </table:table-cell>
          <table:table-cell office:value-type="float" office:value="0.00240146" calcext:value-type="float">
            <text:p>0.00240146</text:p>
          </table:table-cell>
          <table:table-cell office:value-type="float" office:value="0.01973926" calcext:value-type="float">
            <text:p>0.01973926</text:p>
          </table:table-cell>
          <table:table-cell office:value-type="float" office:value="0.04874195" calcext:value-type="float">
            <text:p>0.04874195</text:p>
          </table:table-cell>
          <table:table-cell office:value-type="float" office:value="0.01055624" calcext:value-type="float">
            <text:p>0.01055624</text:p>
          </table:table-cell>
          <table:table-cell office:value-type="float" office:value="0.90852587" calcext:value-type="float">
            <text:p>0.90852587</text:p>
          </table:table-cell>
          <table:table-cell office:value-type="float" office:value="0.000000000005219" calcext:value-type="float">
            <text:p>5.22E-12</text:p>
          </table:table-cell>
          <table:table-cell office:value-type="float" office:value="0.08091789" calcext:value-type="float">
            <text:p>0.08091789</text:p>
          </table:table-cell>
          <table:table-cell office:value-type="float" office:value="0.00718834" calcext:value-type="float">
            <text:p>0.00718834</text:p>
          </table:table-cell>
          <table:table-cell office:value-type="float" office:value="0.00000000002891" calcext:value-type="float">
            <text:p>2.89E-11</text:p>
          </table:table-cell>
          <table:table-cell office:value-type="float" office:value="0.90971465" calcext:value-type="float">
            <text:p>0.90971465</text:p>
          </table:table-cell>
          <table:table-cell office:value-type="float" office:value="0.08309701" calcext:value-type="float">
            <text:p>0.083097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355584" calcext:value-type="float">
            <text:p>0.92355584</text:p>
          </table:table-cell>
          <table:table-cell office:value-type="float" office:value="0.00246344" calcext:value-type="float">
            <text:p>0.00246344</text:p>
          </table:table-cell>
          <table:table-cell office:value-type="float" office:value="0.02096141" calcext:value-type="float">
            <text:p>0.02096141</text:p>
          </table:table-cell>
          <table:table-cell office:value-type="float" office:value="0.05301931" calcext:value-type="float">
            <text:p>0.05301931</text:p>
          </table:table-cell>
          <table:table-cell office:value-type="float" office:value="0.0101826" calcext:value-type="float">
            <text:p>0.0101826</text:p>
          </table:table-cell>
          <table:table-cell office:value-type="float" office:value="0.90440268" calcext:value-type="float">
            <text:p>0.90440268</text:p>
          </table:table-cell>
          <table:table-cell office:value-type="float" office:value="0.000000000005378" calcext:value-type="float">
            <text:p>5.38E-12</text:p>
          </table:table-cell>
          <table:table-cell office:value-type="float" office:value="0.08541471" calcext:value-type="float">
            <text:p>0.08541471</text:p>
          </table:table-cell>
          <table:table-cell office:value-type="float" office:value="0.00671821" calcext:value-type="float">
            <text:p>0.00671821</text:p>
          </table:table-cell>
          <table:table-cell office:value-type="float" office:value="0.00000000002788" calcext:value-type="float">
            <text:p>2.79E-11</text:p>
          </table:table-cell>
          <table:table-cell office:value-type="float" office:value="0.9082955" calcext:value-type="float">
            <text:p>0.9082955</text:p>
          </table:table-cell>
          <table:table-cell office:value-type="float" office:value="0.08498629" calcext:value-type="float">
            <text:p>0.084986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748478" calcext:value-type="float">
            <text:p>0.91748478</text:p>
          </table:table-cell>
          <table:table-cell office:value-type="float" office:value="0.00252463" calcext:value-type="float">
            <text:p>0.00252463</text:p>
          </table:table-cell>
          <table:table-cell office:value-type="float" office:value="0.0222061" calcext:value-type="float">
            <text:p>0.0222061</text:p>
          </table:table-cell>
          <table:table-cell office:value-type="float" office:value="0.05778449" calcext:value-type="float">
            <text:p>0.05778449</text:p>
          </table:table-cell>
          <table:table-cell office:value-type="float" office:value="0.00982034" calcext:value-type="float">
            <text:p>0.00982034</text:p>
          </table:table-cell>
          <table:table-cell office:value-type="float" office:value="0.89980598" calcext:value-type="float">
            <text:p>0.89980598</text:p>
          </table:table-cell>
          <table:table-cell office:value-type="float" office:value="0.000000000005531" calcext:value-type="float">
            <text:p>5.53E-12</text:p>
          </table:table-cell>
          <table:table-cell office:value-type="float" office:value="0.09037368" calcext:value-type="float">
            <text:p>0.09037368</text:p>
          </table:table-cell>
          <table:table-cell office:value-type="float" office:value="0.0062872" calcext:value-type="float">
            <text:p>0.0062872</text:p>
          </table:table-cell>
          <table:table-cell office:value-type="float" office:value="0.00000000002692" calcext:value-type="float">
            <text:p>2.69E-11</text:p>
          </table:table-cell>
          <table:table-cell office:value-type="float" office:value="0.906457" calcext:value-type="float">
            <text:p>0.906457</text:p>
          </table:table-cell>
          <table:table-cell office:value-type="float" office:value="0.0872558" calcext:value-type="float">
            <text:p>0.08725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085195" calcext:value-type="float">
            <text:p>0.91085195</text:p>
          </table:table-cell>
          <table:table-cell office:value-type="float" office:value="0.0025847" calcext:value-type="float">
            <text:p>0.0025847</text:p>
          </table:table-cell>
          <table:table-cell office:value-type="float" office:value="0.02346694" calcext:value-type="float">
            <text:p>0.02346694</text:p>
          </table:table-cell>
          <table:table-cell office:value-type="float" office:value="0.06309641" calcext:value-type="float">
            <text:p>0.06309641</text:p>
          </table:table-cell>
          <table:table-cell office:value-type="float" office:value="0.00946864" calcext:value-type="float">
            <text:p>0.00946864</text:p>
          </table:table-cell>
          <table:table-cell office:value-type="float" office:value="0.89469127" calcext:value-type="float">
            <text:p>0.89469127</text:p>
          </table:table-cell>
          <table:table-cell office:value-type="float" office:value="0.000000000005677" calcext:value-type="float">
            <text:p>5.68E-12</text:p>
          </table:table-cell>
          <table:table-cell office:value-type="float" office:value="0.09584009" calcext:value-type="float">
            <text:p>0.09584009</text:p>
          </table:table-cell>
          <table:table-cell office:value-type="float" office:value="0.00589153" calcext:value-type="float">
            <text:p>0.00589153</text:p>
          </table:table-cell>
          <table:table-cell office:value-type="float" office:value="0.00000000002601" calcext:value-type="float">
            <text:p>2.60E-11</text:p>
          </table:table-cell>
          <table:table-cell office:value-type="float" office:value="0.90417734" calcext:value-type="float">
            <text:p>0.90417734</text:p>
          </table:table-cell>
          <table:table-cell office:value-type="float" office:value="0.08993113" calcext:value-type="float">
            <text:p>0.089931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0359933" calcext:value-type="float">
            <text:p>0.90359933</text:p>
          </table:table-cell>
          <table:table-cell office:value-type="float" office:value="0.0026433" calcext:value-type="float">
            <text:p>0.0026433</text:p>
          </table:table-cell>
          <table:table-cell office:value-type="float" office:value="0.02473653" calcext:value-type="float">
            <text:p>0.02473653</text:p>
          </table:table-cell>
          <table:table-cell office:value-type="float" office:value="0.06902085" calcext:value-type="float">
            <text:p>0.06902085</text:p>
          </table:table-cell>
          <table:table-cell office:value-type="float" office:value="0.00912668" calcext:value-type="float">
            <text:p>0.00912668</text:p>
          </table:table-cell>
          <table:table-cell office:value-type="float" office:value="0.8890095" calcext:value-type="float">
            <text:p>0.8890095</text:p>
          </table:table-cell>
          <table:table-cell office:value-type="float" office:value="0.000000000005814" calcext:value-type="float">
            <text:p>5.81E-12</text:p>
          </table:table-cell>
          <table:table-cell office:value-type="float" office:value="0.10186383" calcext:value-type="float">
            <text:p>0.10186383</text:p>
          </table:table-cell>
          <table:table-cell office:value-type="float" office:value="0.0055278" calcext:value-type="float">
            <text:p>0.0055278</text:p>
          </table:table-cell>
          <table:table-cell office:value-type="float" office:value="0.00000000002516" calcext:value-type="float">
            <text:p>2.52E-11</text:p>
          </table:table-cell>
          <table:table-cell office:value-type="float" office:value="0.90142967" calcext:value-type="float">
            <text:p>0.90142967</text:p>
          </table:table-cell>
          <table:table-cell office:value-type="float" office:value="0.09304253" calcext:value-type="float">
            <text:p>0.093042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566264" calcext:value-type="float">
            <text:p>0.89566264</text:p>
          </table:table-cell>
          <table:table-cell office:value-type="float" office:value="0.00270002" calcext:value-type="float">
            <text:p>0.00270002</text:p>
          </table:table-cell>
          <table:table-cell office:value-type="float" office:value="0.02600643" calcext:value-type="float">
            <text:p>0.02600643</text:p>
          </table:table-cell>
          <table:table-cell office:value-type="float" office:value="0.07563091" calcext:value-type="float">
            <text:p>0.07563091</text:p>
          </table:table-cell>
          <table:table-cell office:value-type="float" office:value="0.00879368" calcext:value-type="float">
            <text:p>0.00879368</text:p>
          </table:table-cell>
          <table:table-cell office:value-type="float" office:value="0.8827067" calcext:value-type="float">
            <text:p>0.8827067</text:p>
          </table:table-cell>
          <table:table-cell office:value-type="float" office:value="0.000000000005942" calcext:value-type="float">
            <text:p>5.94E-12</text:p>
          </table:table-cell>
          <table:table-cell office:value-type="float" office:value="0.10849963" calcext:value-type="float">
            <text:p>0.10849963</text:p>
          </table:table-cell>
          <table:table-cell office:value-type="float" office:value="0.00519292" calcext:value-type="float">
            <text:p>0.00519292</text:p>
          </table:table-cell>
          <table:table-cell office:value-type="float" office:value="0.00000000002436" calcext:value-type="float">
            <text:p>2.44E-11</text:p>
          </table:table-cell>
          <table:table-cell office:value-type="float" office:value="0.89818174" calcext:value-type="float">
            <text:p>0.89818174</text:p>
          </table:table-cell>
          <table:table-cell office:value-type="float" office:value="0.09662534" calcext:value-type="float">
            <text:p>0.096625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8697097" calcext:value-type="float">
            <text:p>0.88697097</text:p>
          </table:table-cell>
          <table:table-cell office:value-type="float" office:value="0.00275441" calcext:value-type="float">
            <text:p>0.00275441</text:p>
          </table:table-cell>
          <table:table-cell office:value-type="float" office:value="0.02726705" calcext:value-type="float">
            <text:p>0.02726705</text:p>
          </table:table-cell>
          <table:table-cell office:value-type="float" office:value="0.08300758" calcext:value-type="float">
            <text:p>0.08300758</text:p>
          </table:table-cell>
          <table:table-cell office:value-type="float" office:value="0.00846885" calcext:value-type="float">
            <text:p>0.00846885</text:p>
          </table:table-cell>
          <table:table-cell office:value-type="float" office:value="0.87572386" calcext:value-type="float">
            <text:p>0.87572386</text:p>
          </table:table-cell>
          <table:table-cell office:value-type="float" office:value="0.000000000006059" calcext:value-type="float">
            <text:p>6.06E-12</text:p>
          </table:table-cell>
          <table:table-cell office:value-type="float" office:value="0.11580729" calcext:value-type="float">
            <text:p>0.11580729</text:p>
          </table:table-cell>
          <table:table-cell office:value-type="float" office:value="0.0048841" calcext:value-type="float">
            <text:p>0.0048841</text:p>
          </table:table-cell>
          <table:table-cell office:value-type="float" office:value="0.0000000000236" calcext:value-type="float">
            <text:p>2.36E-11</text:p>
          </table:table-cell>
          <table:table-cell office:value-type="float" office:value="0.8943955" calcext:value-type="float">
            <text:p>0.8943955</text:p>
          </table:table-cell>
          <table:table-cell office:value-type="float" office:value="0.10072041" calcext:value-type="float">
            <text:p>0.100720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7744641" calcext:value-type="float">
            <text:p>0.87744641</text:p>
          </table:table-cell>
          <table:table-cell office:value-type="float" office:value="0.00280595" calcext:value-type="float">
            <text:p>0.00280595</text:p>
          </table:table-cell>
          <table:table-cell office:value-type="float" office:value="0.02850761" calcext:value-type="float">
            <text:p>0.02850761</text:p>
          </table:table-cell>
          <table:table-cell office:value-type="float" office:value="0.09124003" calcext:value-type="float">
            <text:p>0.09124003</text:p>
          </table:table-cell>
          <table:table-cell office:value-type="float" office:value="0.00815144" calcext:value-type="float">
            <text:p>0.00815144</text:p>
          </table:table-cell>
          <table:table-cell office:value-type="float" office:value="0.86799675" calcext:value-type="float">
            <text:p>0.86799675</text:p>
          </table:table-cell>
          <table:table-cell office:value-type="float" office:value="0.000000000006163" calcext:value-type="float">
            <text:p>6.16E-12</text:p>
          </table:table-cell>
          <table:table-cell office:value-type="float" office:value="0.1238518" calcext:value-type="float">
            <text:p>0.1238518</text:p>
          </table:table-cell>
          <table:table-cell office:value-type="float" office:value="0.00459882" calcext:value-type="float">
            <text:p>0.00459882</text:p>
          </table:table-cell>
          <table:table-cell office:value-type="float" office:value="0.00000000002288" calcext:value-type="float">
            <text:p>2.29E-11</text:p>
          </table:table-cell>
          <table:table-cell office:value-type="float" office:value="0.89002661" calcext:value-type="float">
            <text:p>0.89002661</text:p>
          </table:table-cell>
          <table:table-cell office:value-type="float" office:value="0.10537457" calcext:value-type="float">
            <text:p>0.105374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67004" calcext:value-type="float">
            <text:p>0.867004</text:p>
          </table:table-cell>
          <table:table-cell office:value-type="float" office:value="0.00285408" calcext:value-type="float">
            <text:p>0.00285408</text:p>
          </table:table-cell>
          <table:table-cell office:value-type="float" office:value="0.0297161" calcext:value-type="float">
            <text:p>0.0297161</text:p>
          </table:table-cell>
          <table:table-cell office:value-type="float" office:value="0.10042582" calcext:value-type="float">
            <text:p>0.10042582</text:p>
          </table:table-cell>
          <table:table-cell office:value-type="float" office:value="0.0078407" calcext:value-type="float">
            <text:p>0.0078407</text:p>
          </table:table-cell>
          <table:table-cell office:value-type="float" office:value="0.85945591" calcext:value-type="float">
            <text:p>0.85945591</text:p>
          </table:table-cell>
          <table:table-cell office:value-type="float" office:value="0.000000000006254" calcext:value-type="float">
            <text:p>6.25E-12</text:p>
          </table:table-cell>
          <table:table-cell office:value-type="float" office:value="0.13270339" calcext:value-type="float">
            <text:p>0.13270339</text:p>
          </table:table-cell>
          <table:table-cell office:value-type="float" office:value="0.00433479" calcext:value-type="float">
            <text:p>0.00433479</text:p>
          </table:table-cell>
          <table:table-cell office:value-type="float" office:value="0.0000000000222" calcext:value-type="float">
            <text:p>2.22E-11</text:p>
          </table:table-cell>
          <table:table-cell office:value-type="float" office:value="0.88502403" calcext:value-type="float">
            <text:p>0.88502403</text:p>
          </table:table-cell>
          <table:table-cell office:value-type="float" office:value="0.11064118" calcext:value-type="float">
            <text:p>0.110641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55518" calcext:value-type="float">
            <text:p>0.8555518</text:p>
          </table:table-cell>
          <table:table-cell office:value-type="float" office:value="0.00289815" calcext:value-type="float">
            <text:p>0.00289815</text:p>
          </table:table-cell>
          <table:table-cell office:value-type="float" office:value="0.03087925" calcext:value-type="float">
            <text:p>0.03087925</text:p>
          </table:table-cell>
          <table:table-cell office:value-type="float" office:value="0.1106708" calcext:value-type="float">
            <text:p>0.1106708</text:p>
          </table:table-cell>
          <table:table-cell office:value-type="float" office:value="0.00753588" calcext:value-type="float">
            <text:p>0.00753588</text:p>
          </table:table-cell>
          <table:table-cell office:value-type="float" office:value="0.85002677" calcext:value-type="float">
            <text:p>0.85002677</text:p>
          </table:table-cell>
          <table:table-cell office:value-type="float" office:value="0.000000000006329" calcext:value-type="float">
            <text:p>6.33E-12</text:p>
          </table:table-cell>
          <table:table-cell office:value-type="float" office:value="0.14243735" calcext:value-type="float">
            <text:p>0.14243735</text:p>
          </table:table-cell>
          <table:table-cell office:value-type="float" office:value="0.00408992" calcext:value-type="float">
            <text:p>0.00408992</text:p>
          </table:table-cell>
          <table:table-cell office:value-type="float" office:value="0.00000000002156" calcext:value-type="float">
            <text:p>2.16E-11</text:p>
          </table:table-cell>
          <table:table-cell office:value-type="float" office:value="0.87932951" calcext:value-type="float">
            <text:p>0.87932951</text:p>
          </table:table-cell>
          <table:table-cell office:value-type="float" office:value="0.11658057" calcext:value-type="float">
            <text:p>0.116580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4299139" calcext:value-type="float">
            <text:p>0.84299139</text:p>
          </table:table-cell>
          <table:table-cell office:value-type="float" office:value="0.00293746" calcext:value-type="float">
            <text:p>0.00293746</text:p>
          </table:table-cell>
          <table:table-cell office:value-type="float" office:value="0.03198249" calcext:value-type="float">
            <text:p>0.03198249</text:p>
          </table:table-cell>
          <table:table-cell office:value-type="float" office:value="0.12208866" calcext:value-type="float">
            <text:p>0.12208866</text:p>
          </table:table-cell>
          <table:table-cell office:value-type="float" office:value="0.00723628" calcext:value-type="float">
            <text:p>0.00723628</text:p>
          </table:table-cell>
          <table:table-cell office:value-type="float" office:value="0.83963003" calcext:value-type="float">
            <text:p>0.83963003</text:p>
          </table:table-cell>
          <table:table-cell office:value-type="float" office:value="0.000000000006389" calcext:value-type="float">
            <text:p>6.39E-12</text:p>
          </table:table-cell>
          <table:table-cell office:value-type="float" office:value="0.15313369" calcext:value-type="float">
            <text:p>0.15313369</text:p>
          </table:table-cell>
          <table:table-cell office:value-type="float" office:value="0.00386231" calcext:value-type="float">
            <text:p>0.00386231</text:p>
          </table:table-cell>
          <table:table-cell office:value-type="float" office:value="0.00000000002094" calcext:value-type="float">
            <text:p>2.09E-11</text:p>
          </table:table-cell>
          <table:table-cell office:value-type="float" office:value="0.87287707" calcext:value-type="float">
            <text:p>0.87287707</text:p>
          </table:table-cell>
          <table:table-cell office:value-type="float" office:value="0.12326062" calcext:value-type="float">
            <text:p>0.123260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2921878" calcext:value-type="float">
            <text:p>0.82921878</text:p>
          </table:table-cell>
          <table:table-cell office:value-type="float" office:value="0.00297123" calcext:value-type="float">
            <text:p>0.00297123</text:p>
          </table:table-cell>
          <table:table-cell office:value-type="float" office:value="0.03301004" calcext:value-type="float">
            <text:p>0.03301004</text:p>
          </table:table-cell>
          <table:table-cell office:value-type="float" office:value="0.13479996" calcext:value-type="float">
            <text:p>0.13479996</text:p>
          </table:table-cell>
          <table:table-cell office:value-type="float" office:value="0.00694121" calcext:value-type="float">
            <text:p>0.00694121</text:p>
          </table:table-cell>
          <table:table-cell office:value-type="float" office:value="0.82818225" calcext:value-type="float">
            <text:p>0.82818225</text:p>
          </table:table-cell>
          <table:table-cell office:value-type="float" office:value="0.00000000000643" calcext:value-type="float">
            <text:p>6.43E-12</text:p>
          </table:table-cell>
          <table:table-cell office:value-type="float" office:value="0.16487654" calcext:value-type="float">
            <text:p>0.16487654</text:p>
          </table:table-cell>
          <table:table-cell office:value-type="float" office:value="0.00365023" calcext:value-type="float">
            <text:p>0.00365023</text:p>
          </table:table-cell>
          <table:table-cell office:value-type="float" office:value="0.00000000002035" calcext:value-type="float">
            <text:p>2.04E-11</text:p>
          </table:table-cell>
          <table:table-cell office:value-type="float" office:value="0.86559262" calcext:value-type="float">
            <text:p>0.86559262</text:p>
          </table:table-cell>
          <table:table-cell office:value-type="float" office:value="0.13075715" calcext:value-type="float">
            <text:p>0.130757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1412592" calcext:value-type="float">
            <text:p>0.81412592</text:p>
          </table:table-cell>
          <table:table-cell office:value-type="float" office:value="0.00299862" calcext:value-type="float">
            <text:p>0.00299862</text:p>
          </table:table-cell>
          <table:table-cell office:value-type="float" office:value="0.03394497" calcext:value-type="float">
            <text:p>0.03394497</text:p>
          </table:table-cell>
          <table:table-cell office:value-type="float" office:value="0.1489305" calcext:value-type="float">
            <text:p>0.1489305</text:p>
          </table:table-cell>
          <table:table-cell office:value-type="float" office:value="0.00665001" calcext:value-type="float">
            <text:p>0.00665001</text:p>
          </table:table-cell>
          <table:table-cell office:value-type="float" office:value="0.81559684" calcext:value-type="float">
            <text:p>0.81559684</text:p>
          </table:table-cell>
          <table:table-cell office:value-type="float" office:value="0.000000000006452" calcext:value-type="float">
            <text:p>6.45E-12</text:p>
          </table:table-cell>
          <table:table-cell office:value-type="float" office:value="0.17775315" calcext:value-type="float">
            <text:p>0.17775315</text:p>
          </table:table-cell>
          <table:table-cell office:value-type="float" office:value="0.00345207" calcext:value-type="float">
            <text:p>0.00345207</text:p>
          </table:table-cell>
          <table:table-cell office:value-type="float" office:value="0.00000000001978" calcext:value-type="float">
            <text:p>1.98E-11</text:p>
          </table:table-cell>
          <table:table-cell office:value-type="float" office:value="0.8573936" calcext:value-type="float">
            <text:p>0.8573936</text:p>
          </table:table-cell>
          <table:table-cell office:value-type="float" office:value="0.13915432" calcext:value-type="float">
            <text:p>0.139154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760304" calcext:value-type="float">
            <text:p>0.79760304</text:p>
          </table:table-cell>
          <table:table-cell office:value-type="float" office:value="0.00301872" calcext:value-type="float">
            <text:p>0.00301872</text:p>
          </table:table-cell>
          <table:table-cell office:value-type="float" office:value="0.03476935" calcext:value-type="float">
            <text:p>0.03476935</text:p>
          </table:table-cell>
          <table:table-cell office:value-type="float" office:value="0.16460889" calcext:value-type="float">
            <text:p>0.16460889</text:p>
          </table:table-cell>
          <table:table-cell office:value-type="float" office:value="0.00636206" calcext:value-type="float">
            <text:p>0.00636206</text:p>
          </table:table-cell>
          <table:table-cell office:value-type="float" office:value="0.80178546" calcext:value-type="float">
            <text:p>0.80178546</text:p>
          </table:table-cell>
          <table:table-cell office:value-type="float" office:value="0.000000000006454" calcext:value-type="float">
            <text:p>6.45E-12</text:p>
          </table:table-cell>
          <table:table-cell office:value-type="float" office:value="0.19185248" calcext:value-type="float">
            <text:p>0.19185248</text:p>
          </table:table-cell>
          <table:table-cell office:value-type="float" office:value="0.00326638" calcext:value-type="float">
            <text:p>0.00326638</text:p>
          </table:table-cell>
          <table:table-cell office:value-type="float" office:value="0.00000000001923" calcext:value-type="float">
            <text:p>1.92E-11</text:p>
          </table:table-cell>
          <table:table-cell office:value-type="float" office:value="0.84818882" calcext:value-type="float">
            <text:p>0.84818882</text:p>
          </table:table-cell>
          <table:table-cell office:value-type="float" office:value="0.14854481" calcext:value-type="float">
            <text:p>0.148544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954179" calcext:value-type="float">
            <text:p>0.77954179</text:p>
          </table:table-cell>
          <table:table-cell office:value-type="float" office:value="0.00303059" calcext:value-type="float">
            <text:p>0.00303059</text:p>
          </table:table-cell>
          <table:table-cell office:value-type="float" office:value="0.03546453" calcext:value-type="float">
            <text:p>0.03546453</text:p>
          </table:table-cell>
          <table:table-cell office:value-type="float" office:value="0.1819631" calcext:value-type="float">
            <text:p>0.1819631</text:p>
          </table:table-cell>
          <table:table-cell office:value-type="float" office:value="0.00607681" calcext:value-type="float">
            <text:p>0.00607681</text:p>
          </table:table-cell>
          <table:table-cell office:value-type="float" office:value="0.78665991" calcext:value-type="float">
            <text:p>0.78665991</text:p>
          </table:table-cell>
          <table:table-cell office:value-type="float" office:value="0.000000000006433" calcext:value-type="float">
            <text:p>6.43E-12</text:p>
          </table:table-cell>
          <table:table-cell office:value-type="float" office:value="0.20726329" calcext:value-type="float">
            <text:p>0.20726329</text:p>
          </table:table-cell>
          <table:table-cell office:value-type="float" office:value="0.00309179" calcext:value-type="float">
            <text:p>0.00309179</text:p>
          </table:table-cell>
          <table:table-cell office:value-type="float" office:value="0.0000000000187" calcext:value-type="float">
            <text:p>1.87E-11</text:p>
          </table:table-cell>
          <table:table-cell office:value-type="float" office:value="0.83787847" calcext:value-type="float">
            <text:p>0.83787847</text:p>
          </table:table-cell>
          <table:table-cell office:value-type="float" office:value="0.15902974" calcext:value-type="float">
            <text:p>0.159029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598395" calcext:value-type="float">
            <text:p>0.7598395</text:p>
          </table:table-cell>
          <table:table-cell office:value-type="float" office:value="0.00303323" calcext:value-type="float">
            <text:p>0.00303323</text:p>
          </table:table-cell>
          <table:table-cell office:value-type="float" office:value="0.03601146" calcext:value-type="float">
            <text:p>0.03601146</text:p>
          </table:table-cell>
          <table:table-cell office:value-type="float" office:value="0.2011158" calcext:value-type="float">
            <text:p>0.2011158</text:p>
          </table:table-cell>
          <table:table-cell office:value-type="float" office:value="0.00579375" calcext:value-type="float">
            <text:p>0.00579375</text:p>
          </table:table-cell>
          <table:table-cell office:value-type="float" office:value="0.77013465" calcext:value-type="float">
            <text:p>0.77013465</text:p>
          </table:table-cell>
          <table:table-cell office:value-type="float" office:value="0.00000000000639" calcext:value-type="float">
            <text:p>6.39E-12</text:p>
          </table:table-cell>
          <table:table-cell office:value-type="float" office:value="0.2240716" calcext:value-type="float">
            <text:p>0.2240716</text:p>
          </table:table-cell>
          <table:table-cell office:value-type="float" office:value="0.00292706" calcext:value-type="float">
            <text:p>0.00292706</text:p>
          </table:table-cell>
          <table:table-cell office:value-type="float" office:value="0.00000000001818" calcext:value-type="float">
            <text:p>1.82E-11</text:p>
          </table:table-cell>
          <table:table-cell office:value-type="float" office:value="0.82635464" calcext:value-type="float">
            <text:p>0.82635464</text:p>
          </table:table-cell>
          <table:table-cell office:value-type="float" office:value="0.17071831" calcext:value-type="float">
            <text:p>0.170718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3840459" calcext:value-type="float">
            <text:p>0.73840459</text:p>
          </table:table-cell>
          <table:table-cell office:value-type="float" office:value="0.00302564" calcext:value-type="float">
            <text:p>0.00302564</text:p>
          </table:table-cell>
          <table:table-cell office:value-type="float" office:value="0.03639121" calcext:value-type="float">
            <text:p>0.03639121</text:p>
          </table:table-cell>
          <table:table-cell office:value-type="float" office:value="0.22217855" calcext:value-type="float">
            <text:p>0.22217855</text:p>
          </table:table-cell>
          <table:table-cell office:value-type="float" office:value="0.00551246" calcext:value-type="float">
            <text:p>0.00551246</text:p>
          </table:table-cell>
          <table:table-cell office:value-type="float" office:value="0.75213001" calcext:value-type="float">
            <text:p>0.75213001</text:p>
          </table:table-cell>
          <table:table-cell office:value-type="float" office:value="0.000000000006322" calcext:value-type="float">
            <text:p>6.32E-12</text:p>
          </table:table-cell>
          <table:table-cell office:value-type="float" office:value="0.24235752" calcext:value-type="float">
            <text:p>0.24235752</text:p>
          </table:table-cell>
          <table:table-cell office:value-type="float" office:value="0.00277102" calcext:value-type="float">
            <text:p>0.00277102</text:p>
          </table:table-cell>
          <table:table-cell office:value-type="float" office:value="0.00000000001767" calcext:value-type="float">
            <text:p>1.77E-11</text:p>
          </table:table-cell>
          <table:table-cell office:value-type="float" office:value="0.81350216" calcext:value-type="float">
            <text:p>0.81350216</text:p>
          </table:table-cell>
          <table:table-cell office:value-type="float" office:value="0.18372682" calcext:value-type="float">
            <text:p>0.183726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1516312" calcext:value-type="float">
            <text:p>0.71516312</text:p>
          </table:table-cell>
          <table:table-cell office:value-type="float" office:value="0.00300686" calcext:value-type="float">
            <text:p>0.00300686</text:p>
          </table:table-cell>
          <table:table-cell office:value-type="float" office:value="0.03658554" calcext:value-type="float">
            <text:p>0.03658554</text:p>
          </table:table-cell>
          <table:table-cell office:value-type="float" office:value="0.24524449" calcext:value-type="float">
            <text:p>0.24524449</text:p>
          </table:table-cell>
          <table:table-cell office:value-type="float" office:value="0.00523265" calcext:value-type="float">
            <text:p>0.00523265</text:p>
          </table:table-cell>
          <table:table-cell office:value-type="float" office:value="0.732576" calcext:value-type="float">
            <text:p>0.732576</text:p>
          </table:table-cell>
          <table:table-cell office:value-type="float" office:value="0.000000000006229" calcext:value-type="float">
            <text:p>6.23E-12</text:p>
          </table:table-cell>
          <table:table-cell office:value-type="float" office:value="0.26219135" calcext:value-type="float">
            <text:p>0.26219135</text:p>
          </table:table-cell>
          <table:table-cell office:value-type="float" office:value="0.00262262" calcext:value-type="float">
            <text:p>0.00262262</text:p>
          </table:table-cell>
          <table:table-cell office:value-type="float" office:value="0.00000000001716" calcext:value-type="float">
            <text:p>1.72E-11</text:p>
          </table:table-cell>
          <table:table-cell office:value-type="float" office:value="0.79920024" calcext:value-type="float">
            <text:p>0.79920024</text:p>
          </table:table-cell>
          <table:table-cell office:value-type="float" office:value="0.19817715" calcext:value-type="float">
            <text:p>0.198177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9006641" calcext:value-type="float">
            <text:p>0.69006641</text:p>
          </table:table-cell>
          <table:table-cell office:value-type="float" office:value="0.00297596" calcext:value-type="float">
            <text:p>0.00297596</text:p>
          </table:table-cell>
          <table:table-cell office:value-type="float" office:value="0.03657772" calcext:value-type="float">
            <text:p>0.03657772</text:p>
          </table:table-cell>
          <table:table-cell office:value-type="float" office:value="0.27037992" calcext:value-type="float">
            <text:p>0.27037992</text:p>
          </table:table-cell>
          <table:table-cell office:value-type="float" office:value="0.00495409" calcext:value-type="float">
            <text:p>0.00495409</text:p>
          </table:table-cell>
          <table:table-cell office:value-type="float" office:value="0.71141692" calcext:value-type="float">
            <text:p>0.71141692</text:p>
          </table:table-cell>
          <table:table-cell office:value-type="float" office:value="0.000000000006111" calcext:value-type="float">
            <text:p>6.11E-12</text:p>
          </table:table-cell>
          <table:table-cell office:value-type="float" office:value="0.28362899" calcext:value-type="float">
            <text:p>0.28362899</text:p>
          </table:table-cell>
          <table:table-cell office:value-type="float" office:value="0.00248085" calcext:value-type="float">
            <text:p>0.00248085</text:p>
          </table:table-cell>
          <table:table-cell office:value-type="float" office:value="0.00000000001665" calcext:value-type="float">
            <text:p>1.67E-11</text:p>
          </table:table-cell>
          <table:table-cell office:value-type="float" office:value="0.78332485" calcext:value-type="float">
            <text:p>0.78332485</text:p>
          </table:table-cell>
          <table:table-cell office:value-type="float" office:value="0.21419431" calcext:value-type="float">
            <text:p>0.214194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6309955" calcext:value-type="float">
            <text:p>0.66309955</text:p>
          </table:table-cell>
          <table:table-cell office:value-type="float" office:value="0.00293216" calcext:value-type="float">
            <text:p>0.00293216</text:p>
          </table:table-cell>
          <table:table-cell office:value-type="float" office:value="0.03635339" calcext:value-type="float">
            <text:p>0.03635339</text:p>
          </table:table-cell>
          <table:table-cell office:value-type="float" office:value="0.2976149" calcext:value-type="float">
            <text:p>0.2976149</text:p>
          </table:table-cell>
          <table:table-cell office:value-type="float" office:value="0.00467675" calcext:value-type="float">
            <text:p>0.00467675</text:p>
          </table:table-cell>
          <table:table-cell office:value-type="float" office:value="0.68861654" calcext:value-type="float">
            <text:p>0.68861654</text:p>
          </table:table-cell>
          <table:table-cell office:value-type="float" office:value="0.000000000005967" calcext:value-type="float">
            <text:p>5.97E-12</text:p>
          </table:table-cell>
          <table:table-cell office:value-type="float" office:value="0.30670671" calcext:value-type="float">
            <text:p>0.30670671</text:p>
          </table:table-cell>
          <table:table-cell office:value-type="float" office:value="0.0023448" calcext:value-type="float">
            <text:p>0.0023448</text:p>
          </table:table-cell>
          <table:table-cell office:value-type="float" office:value="0.00000000001613" calcext:value-type="float">
            <text:p>1.61E-11</text:p>
          </table:table-cell>
          <table:table-cell office:value-type="float" office:value="0.76575225" calcext:value-type="float">
            <text:p>0.76575225</text:p>
          </table:table-cell>
          <table:table-cell office:value-type="float" office:value="0.23190295" calcext:value-type="float">
            <text:p>0.231902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3429017" calcext:value-type="float">
            <text:p>0.63429017</text:p>
          </table:table-cell>
          <table:table-cell office:value-type="float" office:value="0.00287485" calcext:value-type="float">
            <text:p>0.00287485</text:p>
          </table:table-cell>
          <table:table-cell office:value-type="float" office:value="0.03590159" calcext:value-type="float">
            <text:p>0.03590159</text:p>
          </table:table-cell>
          <table:table-cell office:value-type="float" office:value="0.3269334" calcext:value-type="float">
            <text:p>0.3269334</text:p>
          </table:table-cell>
          <table:table-cell office:value-type="float" office:value="0.00440073" calcext:value-type="float">
            <text:p>0.00440073</text:p>
          </table:table-cell>
          <table:table-cell office:value-type="float" office:value="0.66416374" calcext:value-type="float">
            <text:p>0.66416374</text:p>
          </table:table-cell>
          <table:table-cell office:value-type="float" office:value="0.000000000005796" calcext:value-type="float">
            <text:p>5.80E-12</text:p>
          </table:table-cell>
          <table:table-cell office:value-type="float" office:value="0.33143552" calcext:value-type="float">
            <text:p>0.33143552</text:p>
          </table:table-cell>
          <table:table-cell office:value-type="float" office:value="0.00221365" calcext:value-type="float">
            <text:p>0.00221365</text:p>
          </table:table-cell>
          <table:table-cell office:value-type="float" office:value="0.00000000001561" calcext:value-type="float">
            <text:p>1.56E-11</text:p>
          </table:table-cell>
          <table:table-cell office:value-type="float" office:value="0.74636371" calcext:value-type="float">
            <text:p>0.74636371</text:p>
          </table:table-cell>
          <table:table-cell office:value-type="float" office:value="0.25142264" calcext:value-type="float">
            <text:p>0.251422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371677" calcext:value-type="float">
            <text:p>0.60371677</text:p>
          </table:table-cell>
          <table:table-cell office:value-type="float" office:value="0.00280363" calcext:value-type="float">
            <text:p>0.00280363</text:p>
          </table:table-cell>
          <table:table-cell office:value-type="float" office:value="0.03521579" calcext:value-type="float">
            <text:p>0.03521579</text:p>
          </table:table-cell>
          <table:table-cell office:value-type="float" office:value="0.3582638" calcext:value-type="float">
            <text:p>0.3582638</text:p>
          </table:table-cell>
          <table:table-cell office:value-type="float" office:value="0.00412631" calcext:value-type="float">
            <text:p>0.00412631</text:p>
          </table:table-cell>
          <table:table-cell office:value-type="float" office:value="0.63807838" calcext:value-type="float">
            <text:p>0.63807838</text:p>
          </table:table-cell>
          <table:table-cell office:value-type="float" office:value="0.000000000005601" calcext:value-type="float">
            <text:p>5.60E-12</text:p>
          </table:table-cell>
          <table:table-cell office:value-type="float" office:value="0.35779531" calcext:value-type="float">
            <text:p>0.35779531</text:p>
          </table:table-cell>
          <table:table-cell office:value-type="float" office:value="0.00208664" calcext:value-type="float">
            <text:p>0.00208664</text:p>
          </table:table-cell>
          <table:table-cell office:value-type="float" office:value="0.00000000001508" calcext:value-type="float">
            <text:p>1.51E-11</text:p>
          </table:table-cell>
          <table:table-cell office:value-type="float" office:value="0.72505164" calcext:value-type="float">
            <text:p>0.72505164</text:p>
          </table:table-cell>
          <table:table-cell office:value-type="float" office:value="0.27286171" calcext:value-type="float">
            <text:p>0.272861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7151583" calcext:value-type="float">
            <text:p>0.57151583</text:p>
          </table:table-cell>
          <table:table-cell office:value-type="float" office:value="0.00271846" calcext:value-type="float">
            <text:p>0.00271846</text:p>
          </table:table-cell>
          <table:table-cell office:value-type="float" office:value="0.03429495" calcext:value-type="float">
            <text:p>0.03429495</text:p>
          </table:table-cell>
          <table:table-cell office:value-type="float" office:value="0.39147076" calcext:value-type="float">
            <text:p>0.39147076</text:p>
          </table:table-cell>
          <table:table-cell office:value-type="float" office:value="0.00385397" calcext:value-type="float">
            <text:p>0.00385397</text:p>
          </table:table-cell>
          <table:table-cell office:value-type="float" office:value="0.61041685" calcext:value-type="float">
            <text:p>0.61041685</text:p>
          </table:table-cell>
          <table:table-cell office:value-type="float" office:value="0.000000000005382" calcext:value-type="float">
            <text:p>5.38E-12</text:p>
          </table:table-cell>
          <table:table-cell office:value-type="float" office:value="0.38572918" calcext:value-type="float">
            <text:p>0.38572918</text:p>
          </table:table-cell>
          <table:table-cell office:value-type="float" office:value="0.00196313" calcext:value-type="float">
            <text:p>0.00196313</text:p>
          </table:table-cell>
          <table:table-cell office:value-type="float" office:value="0.00000000001453" calcext:value-type="float">
            <text:p>1.45E-11</text:p>
          </table:table-cell>
          <table:table-cell office:value-type="float" office:value="0.70172726" calcext:value-type="float">
            <text:p>0.70172726</text:p>
          </table:table-cell>
          <table:table-cell office:value-type="float" office:value="0.2963096" calcext:value-type="float">
            <text:p>0.2963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788637" calcext:value-type="float">
            <text:p>0.53788637</text:p>
          </table:table-cell>
          <table:table-cell office:value-type="float" office:value="0.0026196" calcext:value-type="float">
            <text:p>0.0026196</text:p>
          </table:table-cell>
          <table:table-cell office:value-type="float" office:value="0.03314432" calcext:value-type="float">
            <text:p>0.03314432</text:p>
          </table:table-cell>
          <table:table-cell office:value-type="float" office:value="0.4263497" calcext:value-type="float">
            <text:p>0.4263497</text:p>
          </table:table-cell>
          <table:table-cell office:value-type="float" office:value="0.00358439" calcext:value-type="float">
            <text:p>0.00358439</text:p>
          </table:table-cell>
          <table:table-cell office:value-type="float" office:value="0.58127699" calcext:value-type="float">
            <text:p>0.58127699</text:p>
          </table:table-cell>
          <table:table-cell office:value-type="float" office:value="0.00000000000514" calcext:value-type="float">
            <text:p>5.14E-12</text:p>
          </table:table-cell>
          <table:table-cell office:value-type="float" office:value="0.41513862" calcext:value-type="float">
            <text:p>0.41513862</text:p>
          </table:table-cell>
          <table:table-cell office:value-type="float" office:value="0.00184257" calcext:value-type="float">
            <text:p>0.00184257</text:p>
          </table:table-cell>
          <table:table-cell office:value-type="float" office:value="0.00000000001396" calcext:value-type="float">
            <text:p>1.40E-11</text:p>
          </table:table-cell>
          <table:table-cell office:value-type="float" office:value="0.6763297" calcext:value-type="float">
            <text:p>0.6763297</text:p>
          </table:table-cell>
          <table:table-cell office:value-type="float" office:value="0.32182773" calcext:value-type="float">
            <text:p>0.321827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0309093" calcext:value-type="float">
            <text:p>0.50309093</text:p>
          </table:table-cell>
          <table:table-cell office:value-type="float" office:value="0.00250776" calcext:value-type="float">
            <text:p>0.00250776</text:p>
          </table:table-cell>
          <table:table-cell office:value-type="float" office:value="0.03177612" calcext:value-type="float">
            <text:p>0.03177612</text:p>
          </table:table-cell>
          <table:table-cell office:value-type="float" office:value="0.46262518" calcext:value-type="float">
            <text:p>0.46262518</text:p>
          </table:table-cell>
          <table:table-cell office:value-type="float" office:value="0.00331843" calcext:value-type="float">
            <text:p>0.00331843</text:p>
          </table:table-cell>
          <table:table-cell office:value-type="float" office:value="0.55080165" calcext:value-type="float">
            <text:p>0.55080165</text:p>
          </table:table-cell>
          <table:table-cell office:value-type="float" office:value="0.000000000004878" calcext:value-type="float">
            <text:p>4.88E-12</text:p>
          </table:table-cell>
          <table:table-cell office:value-type="float" office:value="0.44587993" calcext:value-type="float">
            <text:p>0.44587993</text:p>
          </table:table-cell>
          <table:table-cell office:value-type="float" office:value="0.0017245" calcext:value-type="float">
            <text:p>0.0017245</text:p>
          </table:table-cell>
          <table:table-cell office:value-type="float" office:value="0.00000000001337" calcext:value-type="float">
            <text:p>1.34E-11</text:p>
          </table:table-cell>
          <table:table-cell office:value-type="float" office:value="0.64883627" calcext:value-type="float">
            <text:p>0.64883627</text:p>
          </table:table-cell>
          <table:table-cell office:value-type="float" office:value="0.34943923" calcext:value-type="float">
            <text:p>0.349439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745206" calcext:value-type="float">
            <text:p>0.46745206</text:p>
          </table:table-cell>
          <table:table-cell office:value-type="float" office:value="0.00238405" calcext:value-type="float">
            <text:p>0.00238405</text:p>
          </table:table-cell>
          <table:table-cell office:value-type="float" office:value="0.0302097" calcext:value-type="float">
            <text:p>0.0302097</text:p>
          </table:table-cell>
          <table:table-cell office:value-type="float" office:value="0.49995419" calcext:value-type="float">
            <text:p>0.49995419</text:p>
          </table:table-cell>
          <table:table-cell office:value-type="float" office:value="0.00305715" calcext:value-type="float">
            <text:p>0.00305715</text:p>
          </table:table-cell>
          <table:table-cell office:value-type="float" office:value="0.51918023" calcext:value-type="float">
            <text:p>0.51918023</text:p>
          </table:table-cell>
          <table:table-cell office:value-type="float" office:value="0.000000000004598" calcext:value-type="float">
            <text:p>4.60E-12</text:p>
          </table:table-cell>
          <table:table-cell office:value-type="float" office:value="0.47776263" calcext:value-type="float">
            <text:p>0.47776263</text:p>
          </table:table-cell>
          <table:table-cell office:value-type="float" office:value="0.00160863" calcext:value-type="float">
            <text:p>0.00160863</text:p>
          </table:table-cell>
          <table:table-cell office:value-type="float" office:value="0.00000000001276" calcext:value-type="float">
            <text:p>1.28E-11</text:p>
          </table:table-cell>
          <table:table-cell office:value-type="float" office:value="0.61927337" calcext:value-type="float">
            <text:p>0.61927337</text:p>
          </table:table-cell>
          <table:table-cell office:value-type="float" office:value="0.379118" calcext:value-type="float">
            <text:p>0.3791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3134364" calcext:value-type="float">
            <text:p>0.43134364</text:p>
          </table:table-cell>
          <table:table-cell office:value-type="float" office:value="0.00225001" calcext:value-type="float">
            <text:p>0.00225001</text:p>
          </table:table-cell>
          <table:table-cell office:value-type="float" office:value="0.02847126" calcext:value-type="float">
            <text:p>0.02847126</text:p>
          </table:table-cell>
          <table:table-cell office:value-type="float" office:value="0.53793509" calcext:value-type="float">
            <text:p>0.53793509</text:p>
          </table:table-cell>
          <table:table-cell office:value-type="float" office:value="0.00280175" calcext:value-type="float">
            <text:p>0.00280175</text:p>
          </table:table-cell>
          <table:table-cell office:value-type="float" office:value="0.48664773" calcext:value-type="float">
            <text:p>0.48664773</text:p>
          </table:table-cell>
          <table:table-cell office:value-type="float" office:value="0.000000000004304" calcext:value-type="float">
            <text:p>4.30E-12</text:p>
          </table:table-cell>
          <table:table-cell office:value-type="float" office:value="0.51055052" calcext:value-type="float">
            <text:p>0.51055052</text:p>
          </table:table-cell>
          <table:table-cell office:value-type="float" office:value="0.00149478" calcext:value-type="float">
            <text:p>0.00149478</text:p>
          </table:table-cell>
          <table:table-cell office:value-type="float" office:value="0.00000000001213" calcext:value-type="float">
            <text:p>1.21E-11</text:p>
          </table:table-cell>
          <table:table-cell office:value-type="float" office:value="0.58772722" calcext:value-type="float">
            <text:p>0.58772722</text:p>
          </table:table-cell>
          <table:table-cell office:value-type="float" office:value="0.410778" calcext:value-type="float">
            <text:p>0.4107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517715" calcext:value-type="float">
            <text:p>0.39517715</text:p>
          </table:table-cell>
          <table:table-cell office:value-type="float" office:value="0.00210757" calcext:value-type="float">
            <text:p>0.00210757</text:p>
          </table:table-cell>
          <table:table-cell office:value-type="float" office:value="0.02659305" calcext:value-type="float">
            <text:p>0.02659305</text:p>
          </table:table-cell>
          <table:table-cell office:value-type="float" office:value="0.57612223" calcext:value-type="float">
            <text:p>0.57612223</text:p>
          </table:table-cell>
          <table:table-cell office:value-type="float" office:value="0.00255356" calcext:value-type="float">
            <text:p>0.00255356</text:p>
          </table:table-cell>
          <table:table-cell office:value-type="float" office:value="0.45348074" calcext:value-type="float">
            <text:p>0.45348074</text:p>
          </table:table-cell>
          <table:table-cell office:value-type="float" office:value="0.000000000003999" calcext:value-type="float">
            <text:p>4.00E-12</text:p>
          </table:table-cell>
          <table:table-cell office:value-type="float" office:value="0.5439657" calcext:value-type="float">
            <text:p>0.5439657</text:p>
          </table:table-cell>
          <table:table-cell office:value-type="float" office:value="0.00138291" calcext:value-type="float">
            <text:p>0.00138291</text:p>
          </table:table-cell>
          <table:table-cell office:value-type="float" office:value="0.00000000001148" calcext:value-type="float">
            <text:p>1.15E-11</text:p>
          </table:table-cell>
          <table:table-cell office:value-type="float" office:value="0.55435308" calcext:value-type="float">
            <text:p>0.55435308</text:p>
          </table:table-cell>
          <table:table-cell office:value-type="float" office:value="0.44426401" calcext:value-type="float">
            <text:p>0.444264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5938368" calcext:value-type="float">
            <text:p>0.35938368</text:p>
          </table:table-cell>
          <table:table-cell office:value-type="float" office:value="0.00195893" calcext:value-type="float">
            <text:p>0.00195893</text:p>
          </table:table-cell>
          <table:table-cell office:value-type="float" office:value="0.02461199" calcext:value-type="float">
            <text:p>0.02461199</text:p>
          </table:table-cell>
          <table:table-cell office:value-type="float" office:value="0.6140454" calcext:value-type="float">
            <text:p>0.6140454</text:p>
          </table:table-cell>
          <table:table-cell office:value-type="float" office:value="0.00231395" calcext:value-type="float">
            <text:p>0.00231395</text:p>
          </table:table-cell>
          <table:table-cell office:value-type="float" office:value="0.41999026" calcext:value-type="float">
            <text:p>0.41999026</text:p>
          </table:table-cell>
          <table:table-cell office:value-type="float" office:value="0.000000000003688" calcext:value-type="float">
            <text:p>3.69E-12</text:p>
          </table:table-cell>
          <table:table-cell office:value-type="float" office:value="0.57769578" calcext:value-type="float">
            <text:p>0.57769578</text:p>
          </table:table-cell>
          <table:table-cell office:value-type="float" office:value="0.00127316" calcext:value-type="float">
            <text:p>0.00127316</text:p>
          </table:table-cell>
          <table:table-cell office:value-type="float" office:value="0.0000000000108" calcext:value-type="float">
            <text:p>1.08E-11</text:p>
          </table:table-cell>
          <table:table-cell office:value-type="float" office:value="0.5193816" calcext:value-type="float">
            <text:p>0.5193816</text:p>
          </table:table-cell>
          <table:table-cell office:value-type="float" office:value="0.47934525" calcext:value-type="float">
            <text:p>0.479345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2439308" calcext:value-type="float">
            <text:p>0.32439308</text:p>
          </table:table-cell>
          <table:table-cell office:value-type="float" office:value="0.00180655" calcext:value-type="float">
            <text:p>0.00180655</text:p>
          </table:table-cell>
          <table:table-cell office:value-type="float" office:value="0.02256791" calcext:value-type="float">
            <text:p>0.02256791</text:p>
          </table:table-cell>
          <table:table-cell office:value-type="float" office:value="0.65123246" calcext:value-type="float">
            <text:p>0.65123246</text:p>
          </table:table-cell>
          <table:table-cell office:value-type="float" office:value="0.0020843" calcext:value-type="float">
            <text:p>0.0020843</text:p>
          </table:table-cell>
          <table:table-cell office:value-type="float" office:value="0.38651153" calcext:value-type="float">
            <text:p>0.38651153</text:p>
          </table:table-cell>
          <table:table-cell office:value-type="float" office:value="0.000000000003374" calcext:value-type="float">
            <text:p>3.37E-12</text:p>
          </table:table-cell>
          <table:table-cell office:value-type="float" office:value="0.61140416" calcext:value-type="float">
            <text:p>0.61140416</text:p>
          </table:table-cell>
          <table:table-cell office:value-type="float" office:value="0.00116579" calcext:value-type="float">
            <text:p>0.00116579</text:p>
          </table:table-cell>
          <table:table-cell office:value-type="float" office:value="0.0000000000101" calcext:value-type="float">
            <text:p>1.01E-11</text:p>
          </table:table-cell>
          <table:table-cell office:value-type="float" office:value="0.48312063" calcext:value-type="float">
            <text:p>0.48312063</text:p>
          </table:table-cell>
          <table:table-cell office:value-type="float" office:value="0.51571358" calcext:value-type="float">
            <text:p>0.515713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061252" calcext:value-type="float">
            <text:p>0.29061252</text:p>
          </table:table-cell>
          <table:table-cell office:value-type="float" office:value="0.00165292" calcext:value-type="float">
            <text:p>0.00165292</text:p>
          </table:table-cell>
          <table:table-cell office:value-type="float" office:value="0.02050143" calcext:value-type="float">
            <text:p>0.02050143</text:p>
          </table:table-cell>
          <table:table-cell office:value-type="float" office:value="0.68723313" calcext:value-type="float">
            <text:p>0.68723313</text:p>
          </table:table-cell>
          <table:table-cell office:value-type="float" office:value="0.00186592" calcext:value-type="float">
            <text:p>0.00186592</text:p>
          </table:table-cell>
          <table:table-cell office:value-type="float" office:value="0.35339134" calcext:value-type="float">
            <text:p>0.35339134</text:p>
          </table:table-cell>
          <table:table-cell office:value-type="float" office:value="0.000000000003063" calcext:value-type="float">
            <text:p>3.06E-12</text:p>
          </table:table-cell>
          <table:table-cell office:value-type="float" office:value="0.64474273" calcext:value-type="float">
            <text:p>0.64474273</text:p>
          </table:table-cell>
          <table:table-cell office:value-type="float" office:value="0.00106121" calcext:value-type="float">
            <text:p>0.00106121</text:p>
          </table:table-cell>
          <table:table-cell office:value-type="float" office:value="0.000000000009391" calcext:value-type="float">
            <text:p>9.39E-12</text:p>
          </table:table-cell>
          <table:table-cell office:value-type="float" office:value="0.44595121" calcext:value-type="float">
            <text:p>0.44595121</text:p>
          </table:table-cell>
          <table:table-cell office:value-type="float" office:value="0.55298758" calcext:value-type="float">
            <text:p>0.552987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5840636" calcext:value-type="float">
            <text:p>0.25840636</text:p>
          </table:table-cell>
          <table:table-cell office:value-type="float" office:value="0.00150054" calcext:value-type="float">
            <text:p>0.00150054</text:p>
          </table:table-cell>
          <table:table-cell office:value-type="float" office:value="0.01845196" calcext:value-type="float">
            <text:p>0.01845196</text:p>
          </table:table-cell>
          <table:table-cell office:value-type="float" office:value="0.72164114" calcext:value-type="float">
            <text:p>0.72164114</text:p>
          </table:table-cell>
          <table:table-cell office:value-type="float" office:value="0.00165998" calcext:value-type="float">
            <text:p>0.00165998</text:p>
          </table:table-cell>
          <table:table-cell office:value-type="float" office:value="0.32097386" calcext:value-type="float">
            <text:p>0.32097386</text:p>
          </table:table-cell>
          <table:table-cell office:value-type="float" office:value="0.000000000002758" calcext:value-type="float">
            <text:p>2.76E-12</text:p>
          </table:table-cell>
          <table:table-cell office:value-type="float" office:value="0.67736616" calcext:value-type="float">
            <text:p>0.67736616</text:p>
          </table:table-cell>
          <table:table-cell office:value-type="float" office:value="0.00095993" calcext:value-type="float">
            <text:p>0.00095993</text:p>
          </table:table-cell>
          <table:table-cell office:value-type="float" office:value="0.000000000008673" calcext:value-type="float">
            <text:p>8.67E-12</text:p>
          </table:table-cell>
          <table:table-cell office:value-type="float" office:value="0.40831672" calcext:value-type="float">
            <text:p>0.40831672</text:p>
          </table:table-cell>
          <table:table-cell office:value-type="float" office:value="0.59072335" calcext:value-type="float">
            <text:p>0.590723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2807986" calcext:value-type="float">
            <text:p>0.22807986</text:p>
          </table:table-cell>
          <table:table-cell office:value-type="float" office:value="0.0013517" calcext:value-type="float">
            <text:p>0.0013517</text:p>
          </table:table-cell>
          <table:table-cell office:value-type="float" office:value="0.01645564" calcext:value-type="float">
            <text:p>0.01645564</text:p>
          </table:table-cell>
          <table:table-cell office:value-type="float" office:value="0.75411281" calcext:value-type="float">
            <text:p>0.75411281</text:p>
          </table:table-cell>
          <table:table-cell office:value-type="float" office:value="0.00146744" calcext:value-type="float">
            <text:p>0.00146744</text:p>
          </table:table-cell>
          <table:table-cell office:value-type="float" office:value="0.28958609" calcext:value-type="float">
            <text:p>0.28958609</text:p>
          </table:table-cell>
          <table:table-cell office:value-type="float" office:value="0.000000000002464" calcext:value-type="float">
            <text:p>2.46E-12</text:p>
          </table:table-cell>
          <table:table-cell office:value-type="float" office:value="0.70894647" calcext:value-type="float">
            <text:p>0.70894647</text:p>
          </table:table-cell>
          <table:table-cell office:value-type="float" office:value="0.00086255" calcext:value-type="float">
            <text:p>0.00086255</text:p>
          </table:table-cell>
          <table:table-cell office:value-type="float" office:value="0.000000000007954" calcext:value-type="float">
            <text:p>7.95E-12</text:p>
          </table:table-cell>
          <table:table-cell office:value-type="float" office:value="0.37070517" calcext:value-type="float">
            <text:p>0.37070517</text:p>
          </table:table-cell>
          <table:table-cell office:value-type="float" office:value="0.62843228" calcext:value-type="float">
            <text:p>0.628432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986779" calcext:value-type="float">
            <text:p>0.19986779</text:p>
          </table:table-cell>
          <table:table-cell office:value-type="float" office:value="0.00120845" calcext:value-type="float">
            <text:p>0.00120845</text:p>
          </table:table-cell>
          <table:table-cell office:value-type="float" office:value="0.01454381" calcext:value-type="float">
            <text:p>0.01454381</text:p>
          </table:table-cell>
          <table:table-cell office:value-type="float" office:value="0.78437995" calcext:value-type="float">
            <text:p>0.78437995</text:p>
          </table:table-cell>
          <table:table-cell office:value-type="float" office:value="0.00128904" calcext:value-type="float">
            <text:p>0.00128904</text:p>
          </table:table-cell>
          <table:table-cell office:value-type="float" office:value="0.25952419" calcext:value-type="float">
            <text:p>0.25952419</text:p>
          </table:table-cell>
          <table:table-cell office:value-type="float" office:value="0.000000000002183" calcext:value-type="float">
            <text:p>2.18E-12</text:p>
          </table:table-cell>
          <table:table-cell office:value-type="float" office:value="0.73918676" calcext:value-type="float">
            <text:p>0.73918676</text:p>
          </table:table-cell>
          <table:table-cell office:value-type="float" office:value="0.00076968" calcext:value-type="float">
            <text:p>0.00076968</text:p>
          </table:table-cell>
          <table:table-cell office:value-type="float" office:value="0.000000000007241" calcext:value-type="float">
            <text:p>7.24E-12</text:p>
          </table:table-cell>
          <table:table-cell office:value-type="float" office:value="0.3336258" calcext:value-type="float">
            <text:p>0.3336258</text:p>
          </table:table-cell>
          <table:table-cell office:value-type="float" office:value="0.66560452" calcext:value-type="float">
            <text:p>0.665604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39291" calcext:value-type="float">
            <text:p>0.1739291</text:p>
          </table:table-cell>
          <table:table-cell office:value-type="float" office:value="0.0010725" calcext:value-type="float">
            <text:p>0.0010725</text:p>
          </table:table-cell>
          <table:table-cell office:value-type="float" office:value="0.0127419" calcext:value-type="float">
            <text:p>0.0127419</text:p>
          </table:table-cell>
          <table:table-cell office:value-type="float" office:value="0.81225651" calcext:value-type="float">
            <text:p>0.81225651</text:p>
          </table:table-cell>
          <table:table-cell office:value-type="float" office:value="0.00112523" calcext:value-type="float">
            <text:p>0.00112523</text:p>
          </table:table-cell>
          <table:table-cell office:value-type="float" office:value="0.23104206" calcext:value-type="float">
            <text:p>0.23104206</text:p>
          </table:table-cell>
          <table:table-cell office:value-type="float" office:value="0.000000000001918" calcext:value-type="float">
            <text:p>1.92E-12</text:p>
          </table:table-cell>
          <table:table-cell office:value-type="float" office:value="0.76783271" calcext:value-type="float">
            <text:p>0.76783271</text:p>
          </table:table-cell>
          <table:table-cell office:value-type="float" office:value="0.00068191" calcext:value-type="float">
            <text:p>0.00068191</text:p>
          </table:table-cell>
          <table:table-cell office:value-type="float" office:value="0.000000000006542" calcext:value-type="float">
            <text:p>6.54E-12</text:p>
          </table:table-cell>
          <table:table-cell office:value-type="float" office:value="0.29758192" calcext:value-type="float">
            <text:p>0.29758192</text:p>
          </table:table-cell>
          <table:table-cell office:value-type="float" office:value="0.70173617" calcext:value-type="float">
            <text:p>0.701736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3:01.005000000</meta:creation-date>
    <dc:date>2023-11-20T13:57:05.020000000</dc:date>
    <meta:editing-duration>PT4M5S</meta:editing-duration>
    <meta:editing-cycles>3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